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1.251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ept</text:h>
      <text:p text:style-name="P1">Open space tycoon est un jeu de stratégie économique. Le jeu sera fonctionnel pour pc/navigateur. C'est un jeu solo.</text:p>
      <text:p text:style-name="Standard"><text:tab/></text:p>
      <text:h text:style-name="Heading_20_1" text:outline-level="1">Scenario</text:h>
      <text:p text:style-name="P1">Open Space tycoon propose au joueur de prendre la direction d'une société de transport de marchandise spatial. Le joueur devra trouver la meilleure façon de s'assurer que sa société soit la plus grande société de transport de l'univers.</text:p>
      <text:p text:style-name="Standard"/>
      <text:h text:style-name="Heading_20_1" text:outline-level="1">Condition de victoire</text:h>
      <text:p text:style-name="P1">Le jeu se déroule sur une période de 200 ans, le joueur devra contrôler la société avec la plus grande valeur en crédit interstellaire (ICU). Le joueur ne peu pas perdre la partie autrement que par abandon.</text:p>
      <text:p text:style-name="P1"/>
      <text:h text:style-name="Heading_20_1" text:outline-level="1">Gameplay</text:h>
      <text:p text:style-name="P1">Lors de la partie, le joueur devra trouver des opportunités de commerce en regardant les besoins et les productions des stations de l'univers. Il devra ensuite acquérir des vaisseaux et configurer des routes pour effectuer le transport des marchandises. Le joueur touche un montant quand il livre des marchandises. La partie se joue dans un univers d'une taille variable et généré alléatoirement. La partie est une partie solo contre un nombre d'autre intelligences artificielles.</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5T18:52:47.02</meta:creation-date>
    <meta:generator>OpenOffice/4.1.3$Win32 OpenOffice.org_project/413m1$Build-9783</meta:generator>
    <dc:date>2017-03-17T16:14:53.10</dc:date>
    <meta:editing-duration>PT2H21M13S</meta:editing-duration>
    <meta:editing-cycles>3</meta:editing-cycles>
    <meta:document-statistic meta:table-count="0" meta:image-count="0" meta:object-count="0" meta:page-count="1" meta:paragraph-count="9" meta:word-count="174" meta:character-count="1083"/>
  </office:meta>
</office:document-meta>
</file>